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an zmartwychwstał</text:span><text:span text:style-name="T1"><text:line-break/></text:span><text:span text:style-name="T1">bracia radujmy się!</text:span><text:span text:style-name="T1"><text:line-break/></text:span><text:span text:style-name="T1">Pokonał grzech,</text:span><text:span text:style-name="T1"><text:line-break/></text:span><text:span text:style-name="T1">uwolnił nas od śmierci</text:span><text:span text:style-name="T1"><text:line-break/></text:span><text:span text:style-name="T1">W Krzyżu zbawienie jest</text:span><text:span text:style-name="T1"><text:line-break/></text:span><text:span text:style-name="T1">Jest to droga,</text:span><text:span text:style-name="T1"><text:line-break/></text:span><text:span text:style-name="T1">którą trzeba nam iść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Niewiasto czemu płaczesz?</text:span><text:span text:style-name="T1"><text:line-break/></text:span><text:span text:style-name="T1">- Zabrano Pana,</text:span><text:span text:style-name="T1"><text:line-break/></text:span><text:span text:style-name="T1">nie wiem gdzie On jest</text:span><text:span text:style-name="T1"><text:line-break/></text:span><text:span text:style-name="T1">Mario, kogo szukasz?</text:span><text:span text:style-name="T1"><text:line-break/></text:span><text:span text:style-name="T1">- Rabbuni, mój Rabbun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Pan zmartwychwstał</text:span><text:span text:style-name="T1"><text:line-break/></text:span><text:span text:style-name="T1">bracia radujmy się!</text:span><text:span text:style-name="T1"><text:line-break/></text:span><text:span text:style-name="T1">Pokonał grzech,</text:span><text:span text:style-name="T1"><text:line-break/></text:span><text:span text:style-name="T1">uwolnił nas od śmierci</text:span><text:span text:style-name="T1"><text:line-break/></text:span><text:span text:style-name="T1">W Krzyżu zbawienie jest</text:span><text:span text:style-name="T1"><text:line-break/></text:span><text:span text:style-name="T1">Jest to droga,</text:span><text:span text:style-name="T1"><text:line-break/></text:span><text:span text:style-name="T1">którą trzeba nam i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Witajcie, pokój Wam!</text:span><text:span text:style-name="T1"><text:line-break/></text:span><text:span text:style-name="T1">- Panie, pokaż ręce swe i bok</text:span><text:span text:style-name="T1"><text:line-break/></text:span><text:span text:style-name="T1">Pokój wam, nie bójcie się!</text:span><text:span text:style-name="T1"><text:line-break/></text:span><text:span text:style-name="T1">- Pan mój i Bóg mó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Pan zmartwychwstał</text:span><text:span text:style-name="T1"><text:line-break/></text:span><text:span text:style-name="T1">bracia radujmy się!</text:span><text:span text:style-name="T1"><text:line-break/></text:span><text:span text:style-name="T1">Pokonał grzech,</text:span><text:span text:style-name="T1"><text:line-break/></text:span><text:span text:style-name="T1">uwolnił nas od śmierci</text:span><text:span text:style-name="T1"><text:line-break/></text:span><text:span text:style-name="T1">W Krzyżu zbawienie jest</text:span><text:span text:style-name="T1"><text:line-break/></text:span><text:span text:style-name="T1">Jest to droga,</text:span><text:span text:style-name="T1"><text:line-break/></text:span><text:span text:style-name="T1">którą trzeba nam i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O czym</text:span><text:span text:style-name="T1"><text:line-break/></text:span><text:span text:style-name="T1">rozprawiacie w drodze?</text:span><text:span text:style-name="T1"><text:line-break/></text:span><text:span text:style-name="T1">- O Jezusie,</text:span><text:span text:style-name="T1"><text:line-break/></text:span><text:span text:style-name="T1">który miał wybawić nas</text:span><text:span text:style-name="T1"><text:line-break/></text:span><text:span text:style-name="T1">Dlaczego nie wierzycie Pismu!?</text:span><text:span text:style-name="T1"><text:line-break/></text:span><text:span text:style-name="T1">- Czy serce nie pałało w nas,</text:span><text:span text:style-name="T1"><text:line-break/></text:span><text:span text:style-name="T1">gdy z nami był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Pan zmartwychwstał</text:span><text:span text:style-name="T1"><text:line-break/></text:span><text:span text:style-name="T1">bracia radujmy się!</text:span><text:span text:style-name="T1"><text:line-break/></text:span><text:span text:style-name="T1">Pokonał grzech,</text:span><text:span text:style-name="T1"><text:line-break/></text:span><text:span text:style-name="T1">uwolnił nas od śmierci</text:span><text:span text:style-name="T1"><text:line-break/></text:span><text:span text:style-name="T1">W Krzyżu zbawienie jest</text:span><text:span text:style-name="T1"><text:line-break/></text:span><text:span text:style-name="T1">Jest to droga,</text:span><text:span text:style-name="T1"><text:line-break/></text:span><text:span text:style-name="T1">którą trzeba nam i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Zarzućcie sieci</text:span><text:span text:style-name="T1"><text:line-break/></text:span><text:span text:style-name="T1">gdzie wam powiem</text:span><text:span text:style-name="T1"><text:line-break/></text:span><text:span text:style-name="T1">- Pragnę słuchać tego,</text:span><text:span text:style-name="T1"><text:line-break/></text:span><text:span text:style-name="T1">co mówisz mi</text:span><text:span text:style-name="T1"><text:line-break/></text:span><text:span text:style-name="T1">Czy kochasz mnie</text:span><text:span text:style-name="T1"><text:line-break/></text:span><text:span text:style-name="T1">bardziej niż inni?</text:span><text:span text:style-name="T1"><text:line-break/></text:span><text:span text:style-name="T1">- Tak, Panie Ty wiesz,</text:span><text:span text:style-name="T1"><text:line-break/></text:span><text:span text:style-name="T1">że kocham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Pan zmartwychwstał</text:span><text:span text:style-name="T1"><text:line-break/></text:span><text:span text:style-name="T1">bracia radujmy się!</text:span><text:span text:style-name="T1"><text:line-break/></text:span><text:span text:style-name="T1">Pokonał grzech,</text:span><text:span text:style-name="T1"><text:line-break/></text:span><text:span text:style-name="T1">uwolnił nas od śmierci</text:span><text:span text:style-name="T1"><text:line-break/></text:span><text:span text:style-name="T1">W Krzyżu zbawienie jest</text:span><text:span text:style-name="T1"><text:line-break/></text:span><text:span text:style-name="T1">Jest to droga,</text:span><text:span text:style-name="T1"><text:line-break/></text:span><text:span text:style-name="T1">którą trzeba nam i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Weźmijcie Ducha Świętego!</text:span><text:span text:style-name="T1"><text:line-break/></text:span><text:span text:style-name="T1">- Panie, z nami zawsze bądź</text:span><text:span text:style-name="T1"><text:line-break/></text:span><text:span text:style-name="T1">Jestem z wami</text:span><text:span text:style-name="T1"><text:line-break/></text:span><text:span text:style-name="T1">po wszystkie czasy</text:span><text:span text:style-name="T1"><text:line-break/></text:span><text:span text:style-name="T1">- Alleluja,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an zmartwychwstał</text:span><text:span text:style-name="T1"><text:line-break/></text:span><text:span text:style-name="T1">bracia radujmy się!</text:span><text:span text:style-name="T1"><text:line-break/></text:span><text:span text:style-name="T1">Pokonał grzech,</text:span><text:span text:style-name="T1"><text:line-break/></text:span><text:span text:style-name="T1">uwolnił nas od śmierci</text:span><text:span text:style-name="T1"><text:line-break/></text:span><text:span text:style-name="T1">W Krzyżu zbawienie jest</text:span><text:span text:style-name="T1"><text:line-break/></text:span><text:span text:style-name="T1">Jest to droga,</text:span><text:span text:style-name="T1"><text:line-break/></text:span><text:span text:style-name="T1">którą trzeba nam i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01-26T13:12:53</dc:date>
    <meta:editing-cycles>5</meta:editing-cycles>
    <meta:editing-duration>PT11M22S</meta:editing-duration>
    <meta:user-defined meta:name="Informacja 1"/>
    <meta:user-defined meta:name="Informacja 2"/>
    <meta:user-defined meta:name="Informacja 3"/>
    <meta:user-defined meta:name="Informacja 4"/>
    <meta:document-statistic meta:object-count="54"/>
  </office:meta>
</office:document-meta>
</file>